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99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order-bottom="1.5pt solid #000000" fo:border-left="none" fo:border-right="none" fo:border-top="none"/>
    </style:style>
    <style:style style:name="ce7" style:family="table-cell" style:parent-style-name="Default" style:data-style-name="N101">
      <style:text-properties fo:font-weight="bold"/>
    </style:style>
    <style:style style:name="ce8" style:family="table-cell" style:parent-style-name="Default">
      <style:table-cell-properties fo:border-bottom="1.5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Intel 6600K Compu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With Asus GeForce GTX 970 4GB STRIX Video Card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i5-6600k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5"/>Instead of nVidia Quadro K620</text:p>
          </table:table-cell>
        </table:table-row>
        <table:table-row table:style-name="ro1">
          <table:table-cell office:value-type="string" calcext:value-type="string">
            <text:p>CPU Cooler</text:p>
          </table:table-cell>
          <table:table-cell office:value-type="string" calcext:value-type="string">
            <text:p>Corsair H115i Water Coole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Z170 Gaming ATX LGA 115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2x8 GB DDR4-300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512 GB SSD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2 TB HD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nVidia Quadro K620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600 W P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e</text:p>
          </table:table-cell>
          <table:table-cell table:style-name="ce6" office:value-type="float" office:value="75" calcext:value-type="float">
            <text:p>75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7" table:formula="of:=SUM([.C3:.C11])" office:value-type="currency" office:currency="USD" office:value="1150" calcext:value-type="currency">
            <text:p>$1,150</text:p>
          </table:table-cell>
          <table:table-cell table:style-name="ce7" table:formula="of:=[.C12] +[.C25]-[.C9]" office:value-type="currency" office:currency="USD" office:value="1320" calcext:value-type="currency">
            <text:p>$1,3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i5-6600k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CPU Cooler</text:p>
          </table:table-cell>
          <table:table-cell office:value-type="string" calcext:value-type="string">
            <text:p>Corsair H115i Water Coole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Z170A PC Mate or Pr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Corsair Vengenance 2x8GB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512 GB SSD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2 TB HDD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nVidia Quadro K620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600 W P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se</text:p>
          </table:table-cell>
          <table:table-cell table:style-name="ce6" office:value-type="float" office:value="75" calcext:value-type="float">
            <text:p>75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7" table:formula="of:=SUM([.C14:.C22])" office:value-type="currency" office:currency="USD" office:value="1100" calcext:value-type="currency">
            <text:p>$1,100</text:p>
          </table:table-cell>
          <table:table-cell table:style-name="ce7" table:formula="of:=[.C23]+[.C25]-[.C20]" office:value-type="currency" office:currency="USD" office:value="1270" calcext:value-type="currency">
            <text:p>$1,27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deo Card</text:p>
          </table:table-cell>
          <table:table-cell table:style-name="ce1" office:value-type="string" calcext:value-type="string">
            <text:p>Asus GeForce GTX 970 4GB STRIX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 table:style-name="ce2" office:value-type="string" calcext:value-type="string">
            <text:p>BenQ SW2700PT 27“ 2560 x 1440 QHD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 table:style-name="ce3" office:value-type="string" calcext:value-type="string">
            <text:p>BenQ BL3200PT 32” 2560 x 1440 QHD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 table:style-name="ce4" office:value-type="string" calcext:value-type="string">
            <text:p>ASUS PB278Q 27" 2560 x 1440 QHD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6:28:03.2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7:55:39.546000000</meta:creation-date>
    <dc:date>2016-06-12T16:42:23.807000000</dc:date>
    <meta:editing-duration>PT40M37S</meta:editing-duration>
    <meta:editing-cycles>11</meta:editing-cycles>
    <meta:generator>LibreOffice/5.1.3.2$Windows_x86 LibreOffice_project/644e4637d1d8544fd9f56425bd6cec110e49301b</meta:generator>
    <meta:document-statistic meta:table-count="1" meta:cell-count="75" meta:object-count="0"/>
  </office:meta>
</office:document-meta>
</file>